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548cm" fo:margin-left="1.725cm" fo:margin-right="1.727cm" table:align="margins"/>
    </style:style>
    <style:style style:name="Tabela1.A" style:family="table-column">
      <style:table-column-properties style:column-width="2.709cm" style:rel-column-width="13107*"/>
    </style:style>
    <style:style style:name="Tabela1.B" style:family="table-column">
      <style:table-column-properties style:column-width="2.117cm" style:rel-column-width="10239*"/>
    </style:style>
    <style:style style:name="Tabela1.C" style:family="table-column">
      <style:table-column-properties style:column-width="2.625cm" style:rel-column-width="12697*"/>
    </style:style>
    <style:style style:name="Tabela1.D" style:family="table-column">
      <style:table-column-properties style:column-width="6.098cm" style:rel-column-width="29492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48cm" fo:margin-left="1.725cm" fo:margin-right="1.727cm" table:align="margins"/>
    </style:style>
    <style:style style:name="Tabela2.A" style:family="table-column">
      <style:table-column-properties style:column-width="2.709cm" style:rel-column-width="13107*"/>
    </style:style>
    <style:style style:name="Tabela2.B" style:family="table-column">
      <style:table-column-properties style:column-width="2.117cm" style:rel-column-width="10239*"/>
    </style:style>
    <style:style style:name="Tabela2.C" style:family="table-column">
      <style:table-column-properties style:column-width="2.625cm" style:rel-column-width="12697*"/>
    </style:style>
    <style:style style:name="Tabela2.D" style:family="table-column">
      <style:table-column-properties style:column-width="6.098cm" style:rel-column-width="29492*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48cm" fo:margin-left="1.725cm" fo:margin-right="1.727cm" table:align="margins"/>
    </style:style>
    <style:style style:name="Tabela3.A" style:family="table-column">
      <style:table-column-properties style:column-width="2.709cm" style:rel-column-width="13107*"/>
    </style:style>
    <style:style style:name="Tabela3.B" style:family="table-column">
      <style:table-column-properties style:column-width="2.117cm" style:rel-column-width="10239*"/>
    </style:style>
    <style:style style:name="Tabela3.C" style:family="table-column">
      <style:table-column-properties style:column-width="2.625cm" style:rel-column-width="12697*"/>
    </style:style>
    <style:style style:name="Tabela3.D" style:family="table-column">
      <style:table-column-properties style:column-width="6.098cm" style:rel-column-width="29492*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548cm" fo:margin-left="1.725cm" fo:margin-right="1.727cm" table:align="margins"/>
    </style:style>
    <style:style style:name="Tabela4.A" style:family="table-column">
      <style:table-column-properties style:column-width="2.709cm" style:rel-column-width="13107*"/>
    </style:style>
    <style:style style:name="Tabela4.B" style:family="table-column">
      <style:table-column-properties style:column-width="2.117cm" style:rel-column-width="10239*"/>
    </style:style>
    <style:style style:name="Tabela4.C" style:family="table-column">
      <style:table-column-properties style:column-width="2.625cm" style:rel-column-width="12697*"/>
    </style:style>
    <style:style style:name="Tabela4.D" style:family="table-column">
      <style:table-column-properties style:column-width="6.098cm" style:rel-column-width="29492*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3.09cm" fo:margin-left="1.027cm" fo:margin-right="12.883cm" table:align="margins"/>
    </style:style>
    <style:style style:name="Tabela6.A" style:family="table-column">
      <style:table-column-properties style:column-width="0.773cm" style:rel-column-width="43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3" style:family="table-row">
      <style:table-row-properties style:min-row-height="0.332cm"/>
    </style:style>
    <style:style style:name="Tabela7" style:family="table">
      <style:table-properties style:width="13.548cm" fo:margin-left="1.725cm" fo:margin-right="1.727cm" table:align="margins"/>
    </style:style>
    <style:style style:name="Tabela7.A" style:family="table-column">
      <style:table-column-properties style:column-width="2.709cm" style:rel-column-width="13107*"/>
    </style:style>
    <style:style style:name="Tabela7.B" style:family="table-column">
      <style:table-column-properties style:column-width="2.117cm" style:rel-column-width="10239*"/>
    </style:style>
    <style:style style:name="Tabela7.C" style:family="table-column">
      <style:table-column-properties style:column-width="2.625cm" style:rel-column-width="12697*"/>
    </style:style>
    <style:style style:name="Tabela7.D" style:family="table-column">
      <style:table-column-properties style:column-width="6.098cm" style:rel-column-width="29492*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3.548cm" fo:margin-left="1.725cm" fo:margin-right="1.727cm" table:align="margins"/>
    </style:style>
    <style:style style:name="Tabela8.A" style:family="table-column">
      <style:table-column-properties style:column-width="4.551cm" style:rel-column-width="2580*"/>
    </style:style>
    <style:style style:name="Tabela8.B" style:family="table-column">
      <style:table-column-properties style:column-width="8.998cm" style:rel-column-width="5101*"/>
    </style:style>
    <style:style style:name="Tabela8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3.548cm" fo:margin-left="1.725cm" fo:margin-right="1.727cm" table:align="margins"/>
    </style:style>
    <style:style style:name="Tabela9.A" style:family="table-column">
      <style:table-column-properties style:column-width="2.709cm" style:rel-column-width="13107*"/>
    </style:style>
    <style:style style:name="Tabela9.B" style:family="table-column">
      <style:table-column-properties style:column-width="2.117cm" style:rel-column-width="10239*"/>
    </style:style>
    <style:style style:name="Tabela9.C" style:family="table-column">
      <style:table-column-properties style:column-width="2.625cm" style:rel-column-width="12697*"/>
    </style:style>
    <style:style style:name="Tabela9.D" style:family="table-column">
      <style:table-column-properties style:column-width="6.098cm" style:rel-column-width="29492*"/>
    </style:style>
    <style:style style:name="Tabela9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3.548cm" fo:margin-left="1.725cm" fo:margin-right="1.727cm" table:align="margins"/>
    </style:style>
    <style:style style:name="Tabela5.A" style:family="table-column">
      <style:table-column-properties style:column-width="3.154cm" style:rel-column-width="1788*"/>
    </style:style>
    <style:style style:name="Tabela5.B" style:family="table-column">
      <style:table-column-properties style:column-width="10.395cm" style:rel-column-width="5893*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3.548cm" fo:margin-left="1.725cm" fo:margin-right="1.727cm" table:align="margins"/>
    </style:style>
    <style:style style:name="Tabela10.A" style:family="table-column">
      <style:table-column-properties style:column-width="3.239cm" style:rel-column-width="1836*"/>
    </style:style>
    <style:style style:name="Tabela10.B" style:family="table-column">
      <style:table-column-properties style:column-width="10.31cm" style:rel-column-width="5845*"/>
    </style:style>
    <style:style style:name="Tabela10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3.548cm" fo:margin-left="1.725cm" fo:margin-right="1.727cm" table:align="margins"/>
    </style:style>
    <style:style style:name="Tabela11.A" style:family="table-column">
      <style:table-column-properties style:column-width="3.45cm" style:rel-column-width="1956*"/>
    </style:style>
    <style:style style:name="Tabela11.B" style:family="table-column">
      <style:table-column-properties style:column-width="10.098cm" style:rel-column-width="5725*"/>
    </style:style>
    <style:style style:name="Tabela1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3.548cm" fo:margin-left="1.725cm" fo:margin-right="1.727cm" table:align="margins"/>
    </style:style>
    <style:style style:name="Tabela13.A" style:family="table-column">
      <style:table-column-properties style:column-width="3.048cm" style:rel-column-width="1728*"/>
    </style:style>
    <style:style style:name="Tabela13.B" style:family="table-column">
      <style:table-column-properties style:column-width="3.217cm" style:rel-column-width="1824*"/>
    </style:style>
    <style:style style:name="Tabela13.C" style:family="table-column">
      <style:table-column-properties style:column-width="7.283cm" style:rel-column-width="4129*"/>
    </style:style>
    <style:style style:name="Tabela1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3.568cm" fo:margin-left="1.725cm" fo:margin-right="1.707cm" table:align="margins"/>
    </style:style>
    <style:style style:name="Tabela14.A" style:family="table-column">
      <style:table-column-properties style:column-width="3.048cm" style:rel-column-width="1728*"/>
    </style:style>
    <style:style style:name="Tabela14.B" style:family="table-column">
      <style:table-column-properties style:column-width="3.217cm" style:rel-column-width="1824*"/>
    </style:style>
    <style:style style:name="Tabela14.C" style:family="table-column">
      <style:table-column-properties style:column-width="7.303cm" style:rel-column-width="4140*"/>
    </style:style>
    <style:style style:name="Tabela1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3.548cm" fo:margin-left="1.725cm" fo:margin-right="1.727cm" table:align="margins"/>
    </style:style>
    <style:style style:name="Tabela15.A" style:family="table-column">
      <style:table-column-properties style:column-width="3.048cm" style:rel-column-width="1728*"/>
    </style:style>
    <style:style style:name="Tabela15.B" style:family="table-column">
      <style:table-column-properties style:column-width="3.217cm" style:rel-column-width="1824*"/>
    </style:style>
    <style:style style:name="Tabela15.C" style:family="table-column">
      <style:table-column-properties style:column-width="7.283cm" style:rel-column-width="4129*"/>
    </style:style>
    <style:style style:name="Tabela1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5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3.568cm" fo:margin-left="1.725cm" fo:margin-right="1.707cm" table:align="margins"/>
    </style:style>
    <style:style style:name="Tabela16.A" style:family="table-column">
      <style:table-column-properties style:column-width="4.657cm" style:rel-column-width="2640*"/>
    </style:style>
    <style:style style:name="Tabela16.B" style:family="table-column">
      <style:table-column-properties style:column-width="8.911cm" style:rel-column-width="5052*"/>
    </style:style>
    <style:style style:name="Tabela16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6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3.548cm" fo:margin-left="1.725cm" fo:margin-right="1.727cm" table:align="margins"/>
    </style:style>
    <style:style style:name="Tabela12.A" style:family="table-column">
      <style:table-column-properties style:column-width="3.048cm" style:rel-column-width="1728*"/>
    </style:style>
    <style:style style:name="Tabela12.B" style:family="table-column">
      <style:table-column-properties style:column-width="2.032cm" style:rel-column-width="1152*"/>
    </style:style>
    <style:style style:name="Tabela12.C" style:family="table-column">
      <style:table-column-properties style:column-width="2.371cm" style:rel-column-width="1344*"/>
    </style:style>
    <style:style style:name="Tabela12.D" style:family="table-column">
      <style:table-column-properties style:column-width="6.098cm" style:rel-column-width="3457*"/>
    </style:style>
    <style:style style:name="Tabela1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en" fo:country="US" style:font-size-asian="32pt" style:font-size-complex="3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paragraph-properties fo:break-before="page"/>
      <style:text-properties fo:language="en" fo:country="US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Text_20_body">
      <style:text-properties style:font-name="Verdana" fo:language="en" fo:country="US" fo:font-style="normal" style:font-style-asian="normal" style:font-style-complex="normal"/>
    </style:style>
    <style:style style:name="P24" style:family="paragraph" style:parent-style-name="Text_20_body">
      <style:text-properties style:font-name="Verdana" fo:language="en" fo:country="US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 style:list-style-name="L5">
      <style:text-properties fo:language="en" fo:country="US"/>
    </style:style>
    <style:style style:name="P27" style:family="paragraph" style:parent-style-name="Text_20_body">
      <style:text-properties style:font-name="Times New Roman" fo:language="en" fo:country="US"/>
    </style:style>
    <style:style style:name="P28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  <style:text-properties fo:language="en" fo:country="US"/>
    </style:style>
    <style:style style:name="P32" style:family="paragraph" style:parent-style-name="Text_20_body">
      <style:paragraph-properties fo:margin-top="0cm" fo:margin-bottom="0cm"/>
    </style:style>
    <style:style style:name="P33" style:family="paragraph" style:parent-style-name="Text_20_body">
      <style:paragraph-properties fo:margin-top="0cm" fo:margin-bottom="0cm"/>
      <style:text-properties fo:language="en" fo:country="US"/>
    </style:style>
    <style:style style:name="T1" style:family="text">
      <style:text-properties style:font-name="Verdana"/>
    </style:style>
    <style:style style:name="T2" style:family="text">
      <style:text-properties style:font-name="Verdana" fo:language="en" fo:country="US" fo:font-style="normal" style:font-style-asian="normal" style:font-style-complex="normal"/>
    </style:style>
    <style:style style:name="T3" style:family="text">
      <style:text-properties style:font-name="Verdana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style:font-name="Verdana"/>
    </style:style>
    <style:style style:name="T6" style:family="text">
      <style:text-properties style:font-name="Verdana" fo:language="en" fo:country="US"/>
    </style:style>
    <style:style style:name="T7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Bomberman</text:p>
      <text:p text:style-name="P5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9">Index</text:p>
          </text:index-title>
          <text:p text:style-name="P7">1 Introduction<text:tab/>3</text:p>
          <text:p text:style-name="P7">2 Communication Design<text:tab/>3</text:p>
          <text:p text:style-name="P8">2.1 Client Registration<text:tab/>3</text:p>
          <text:p text:style-name="P8">2.2 Common Round<text:tab/>3</text:p>
          <text:p text:style-name="P7">3 Game Rules<text:tab/>4</text:p>
          <text:p text:style-name="P7">4 Messages<text:tab/>5</text:p>
          <text:p text:style-name="P8">4.1 Registration Message<text:tab/>5</text:p>
          <text:p text:style-name="P8">4.2 Game Messages<text:tab/>6</text:p>
          <text:p text:style-name="P10">4.2.1 Actual State<text:tab/>6</text:p>
          <text:p text:style-name="P10">4.2.2 User Action<text:tab/>7</text:p>
          <text:p text:style-name="P7">5 Appendix<text:tab/>9</text:p>
          <text:p text:style-name="P8">5.1 State Definition<text:tab/>9</text:p>
          <text:p text:style-name="P8">5.2 Actions<text:tab/>9</text:p>
          <text:p text:style-name="P8">5.3 Field Types<text:tab/>9</text:p>
          <text:p text:style-name="P10">5.3.1 OCCUPIED_BOMB<text:tab/>10</text:p>
          <text:p text:style-name="P10">5.3.2 OCCUPIED_UPGRADE<text:tab/>10</text:p>
          <text:p text:style-name="P10">5.3.3 OCCUPIED_USER<text:tab/>10</text:p>
          <text:p text:style-name="P8">5.4 Server Responses<text:tab/>10</text:p>
          <text:p text:style-name="P10">5.4.1 DECLINED<text:tab/>10</text:p>
        </text:index-body>
      </text:table-of-content>
      <text:p text:style-name="P3"/>
      <text:h text:style-name="P12" text:outline-level="1">Introduction</text:h>
      <text:p text:style-name="P6"><text:tab/>This document describe API of the Bomberman AI focused game.</text:p>
      <text:h text:style-name="P11" text:outline-level="1">Communication Design</text:h>
      <text:p text:style-name="P25"><text:tab/>Let's take a look at possible communication scenarios.</text:p>
      <text:h text:style-name="P20" text:outline-level="2">Client Registration</text:h>
      <text:p text:style-name="P25"><text:tab/>Before game can start all users have to register by sending proper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P19" text:outline-level="2">Common Round</text:h>
      <text:p text:style-name="P31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P25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12" text:outline-level="1">Game Rules</text:h>
      <text:p text:style-name="P25"><text:tab/>Players are fighting, by placing bombs, on a rectangle map. Map should be generated after all users successful registration. Map requirements for classic mode:</text:p>
      <text:list xml:id="list5892615373563468357" text:style-name="L5">
        <text:list-item>
          <text:p text:style-name="P26"><text:s/>For every user at least one combination of moves should be possible: (MOVE_UP, MOVE_RIGHT), (MOVE_UP, MOVE_LEFT), (MOVE_DOWN, MOVE_RIGHT), (MOVE_DOWN, MOVE_LEFT). This allows player to have a free tile to place a bomb;</text:p>
        </text:list-item>
        <text:list-item>
          <text:p text:style-name="P26">At every odd number of column and and row (for example: (1,1)) field_type is set as INDESTRUCTIBLE;</text:p>
        </text:list-item>
        <text:list-item>
          <text:p text:style-name="P26">There should be at least 30% of DESTRUCTIBLE tiles;</text:p>
        </text:list-item>
        <text:list-item>
          <text:p text:style-name="P29"><text:span text:style-name="T4">Every DESTRUCTIBLE should have 20% of chance to drop an </text:span><text:a xlink:type="simple" xlink:href="#5.3.2.OCCUPIED_UPGRADE|outline">UPGRADE</text:a><text:span text:style-name="T4">;</text:span></text:p>
        </text:list-item>
      </text:list>
      <text:p text:style-name="Text_20_body"><text:span text:style-name="T4"/></text:p>
      <text:p text:style-name="Text_20_body"><text:span text:style-name="T4"><text:tab/>Every player starts with 1 bomb. Placed bomb explodes after 4 turns and default radius is 3. Explosion effects:</text:span></text:p>
      <text:list xml:id="list161031313079901909" text:style-name="L6">
        <text:list-item>
          <text:p text:style-name="P30"><text:span text:style-name="T4">Kills players on it's road;</text:span></text:p>
        </text:list-item>
        <text:list-item>
          <text:p text:style-name="P30"><text:span text:style-name="T4">Destroys DESTRUCTIBLE tiles;</text:span></text:p>
        </text:list-item>
        <text:list-item>
          <text:p text:style-name="P30"><text:span text:style-name="T4">Destroys upgrades;</text:span></text:p>
        </text:list-item>
        <text:list-item>
          <text:p text:style-name="P30"><text:span text:style-name="T4">Indicates Explosion of other bombs that are on the road;</text:span></text:p>
        </text:list-item>
        <text:list-item>
          <text:p text:style-name="P30"><text:span text:style-name="T4">Stays one round on a map, after that flames dissapears. They are not contained in a state, becouse there is no possibility to step on an explosion.</text:span></text:p>
        </text:list-item>
      </text:list>
      <text:h text:style-name="P12" text:outline-level="1">Messages</text:h>
      <text:h text:style-name="P19" text:outline-level="2">Registration Message</text:h>
      <text:p text:style-name="P25"><text:tab/>Client messag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Field Name</text:p>
          </table:table-cell>
          <table:table-cell table:style-name="Tabela1.A1" office:value-type="string">
            <text:p text:style-name="P14">Type</text:p>
          </table:table-cell>
          <table:table-cell table:style-name="Tabela1.A1" office:value-type="string">
            <text:p text:style-name="P14">Required</text:p>
          </table:table-cell>
          <table:table-cell table:style-name="Tabela1.D1" office:value-type="string">
            <text:p text:style-name="P14">Short Description</text:p>
          </table:table-cell>
        </table:table-row>
        <table:table-row>
          <table:table-cell table:style-name="Tabela1.A2" office:value-type="string">
            <text:p text:style-name="P13">user_name</text:p>
          </table:table-cell>
          <table:table-cell table:style-name="Tabela1.A2" office:value-type="string">
            <text:p text:style-name="P15">TEXT</text:p>
          </table:table-cell>
          <table:table-cell table:style-name="Tabela1.A2" office:value-type="string">
            <text:p text:style-name="P15">Y</text:p>
          </table:table-cell>
          <table:table-cell table:style-name="Tabela1.D2" office:value-type="string">
            <text:p text:style-name="P13">Name of a bot should be provided</text:p>
          </table:table-cell>
        </table:table-row>
      </table:table>
      <text:p text:style-name="P25"/>
      <text:p text:style-name="P25">Fields Definition:</text:p>
      <text:p text:style-name="P25"><text:tab/>user_name – This name would be used for scoring, state etc. Purposes.</text:p>
      <text:p text:style-name="P25"/>
      <text:p text:style-name="P25">Examlpe Message:</text:p>
      <text:p text:style-name="P23">{</text:p>
      <text:p text:style-name="P23"><text:tab/>'user_name': 'Example_bot_1'</text:p>
      <text:p text:style-name="P25"><text:span text:style-name="T3">}</text:span></text:p>
      <text:p text:style-name="P25"><text:tab/>Server respons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Field Name</text:p>
          </table:table-cell>
          <table:table-cell table:style-name="Tabela2.A1" office:value-type="string">
            <text:p text:style-name="P14">Type</text:p>
          </table:table-cell>
          <table:table-cell table:style-name="Tabela2.A1" office:value-type="string">
            <text:p text:style-name="P14">Required</text:p>
          </table:table-cell>
          <table:table-cell table:style-name="Tabela2.D1" office:value-type="string">
            <text:p text:style-name="P14">Short Description</text:p>
          </table:table-cell>
        </table:table-row>
        <table:table-row>
          <table:table-cell table:style-name="Tabela2.A2" office:value-type="string">
            <text:p text:style-name="P13">user_id</text:p>
          </table:table-cell>
          <table:table-cell table:style-name="Tabela2.A2" office:value-type="string">
            <text:p text:style-name="P15">TEXT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Unique Id set by the server for identification purposes.</text:p>
          </table:table-cell>
        </table:table-row>
        <table:table-row>
          <table:table-cell table:style-name="Tabela2.A2" office:value-type="string">
            <text:p text:style-name="P13">time_left</text:p>
          </table:table-cell>
          <table:table-cell table:style-name="Tabela2.A2" office:value-type="string">
            <text:p text:style-name="P15">LONG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Time left in miliseconds for this particular phase (registration).</text:p>
          </table:table-cell>
        </table:table-row>
      </table:table>
      <text:p text:style-name="P4"/>
      <text:p text:style-name="P25">Fields Definition:</text:p>
      <text:p text:style-name="P25"><text:tab/>user_id – This Id is required for simple authentication. Can be for example MD5 with added random seed counted from provided user name.</text:p>
      <text:p text:style-name="P25"><text:tab/>time_left – This is number of miliseconds that's left in order to finish this part of server state.</text:p>
      <text:p text:style-name="P25"/>
      <text:p text:style-name="P4">Example Message:</text:p>
      <text:p text:style-name="P24">{</text:p>
      <text:p text:style-name="P24"><text:tab/>'user_id': 'a687346006dd2d95cf33d10cf10b2a9d',</text:p>
      <text:p text:style-name="P24"><text:tab/>'time_left': 10000</text:p>
      <text:p text:style-name="P25"><text:span text:style-name="T1">}</text:span></text:p>
      <text:h text:style-name="P21" text:outline-level="2">Game Messages</text:h>
      <text:h text:style-name="P17" text:outline-level="3">Actual State</text:h>
      <text:p text:style-name="P25"><text:tab/>Client message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">Field Name</text:p>
          </table:table-cell>
          <table:table-cell table:style-name="Tabela3.A1" office:value-type="string">
            <text:p text:style-name="P14">Type</text:p>
          </table:table-cell>
          <table:table-cell table:style-name="Tabela3.A1" office:value-type="string">
            <text:p text:style-name="P14">Required</text:p>
          </table:table-cell>
          <table:table-cell table:style-name="Tabela3.D1" office:value-type="string">
            <text:p text:style-name="P14">Short Description</text:p>
          </table:table-cell>
        </table:table-row>
        <table:table-row>
          <table:table-cell table:style-name="Tabela3.A2" office:value-type="string">
            <text:p text:style-name="P13">user_id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N</text:p>
          </table:table-cell>
          <table:table-cell table:style-name="Tabela3.D2" office:value-type="string">
            <text:p text:style-name="P13">User Id provided by the server</text:p>
          </table:table-cell>
        </table:table-row>
        <table:table-row>
          <table:table-cell table:style-name="Tabela3.A2" office:value-type="string">
            <text:p text:style-name="P13">action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Y</text:p>
          </table:table-cell>
          <table:table-cell table:style-name="Tabela3.D2" office:value-type="string">
            <text:p text:style-name="P13">Action name for getting actual state purposes.</text:p>
          </table:table-cell>
        </table:table-row>
      </table:table>
      <text:p text:style-name="P25"/>
      <text:p text:style-name="P25">Fields Definition:</text:p>
      <text:p text:style-name="P25"><text:tab/>user_id – User Id that was returned from the server for identification purposes. If this filed is provided then server should return actual position of this particular user.</text:p>
      <text:p text:style-name="Text_20_body"><text:span text:style-name="T4"><text:tab/>action – One of the Action Name from action list (take a look at </text:span><text:a xlink:type="simple" xlink:href="#4.2.Actions|outline">Actions</text:a><text:span text:style-name="T4">)</text:span></text:p>
      <text:p text:style-name="P25"/>
      <text:p text:style-name="P25">Examlpe Message:</text:p>
      <text:p text:style-name="P23">{</text:p>
      <text:p text:style-name="P23"><text:tab/>'user_id': 'a687346006dd2d95cf33d10cf10b2a9d',</text:p>
      <text:p text:style-name="P23"><text:tab/>'action': 'STATE'</text:p>
      <text:p text:style-name="P23">}</text:p>
      <text:p text:style-name="P25"><text:tab/>Server respons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4">Field Name</text:p>
          </table:table-cell>
          <table:table-cell table:style-name="Tabela4.A1" office:value-type="string">
            <text:p text:style-name="P14">Type</text:p>
          </table:table-cell>
          <table:table-cell table:style-name="Tabela4.A1" office:value-type="string">
            <text:p text:style-name="P14">Required</text:p>
          </table:table-cell>
          <table:table-cell table:style-name="Tabela4.D1" office:value-type="string">
            <text:p text:style-name="P14">Short Description</text:p>
          </table:table-cell>
        </table:table-row>
        <table:table-row>
          <table:table-cell table:style-name="Tabela4.A2" office:value-type="string">
            <text:p text:style-name="P13">actual_state</text:p>
          </table:table-cell>
          <table:table-cell table:style-name="Tabela4.A2" office:value-type="string">
            <text:p text:style-name="P15">DICT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Actual map for this round.</text:p>
          </table:table-cell>
        </table:table-row>
        <table:table-row>
          <table:table-cell table:style-name="Tabela4.A2" office:value-type="string">
            <text:p text:style-name="P13">map_size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Map size height and width</text:p>
          </table:table-cell>
        </table:table-row>
        <table:table-row>
          <table:table-cell table:style-name="Tabela4.A2" office:value-type="string">
            <text:p text:style-name="P13">user_position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N</text:p>
          </table:table-cell>
          <table:table-cell table:style-name="Tabela4.D2" office:value-type="string">
            <text:p text:style-name="P13">User position</text:p>
          </table:table-cell>
        </table:table-row>
        <table:table-row>
          <table:table-cell table:style-name="Tabela4.A2" office:value-type="string">
            <text:p text:style-name="P13">time_left</text:p>
          </table:table-cell>
          <table:table-cell table:style-name="Tabela4.A2" office:value-type="string">
            <text:p text:style-name="P15">LONG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Time left in miliseconds for this particular phase (registration).</text:p>
          </table:table-cell>
        </table:table-row>
      </table:table>
      <text:p text:style-name="P25"/>
      <text:p text:style-name="P25">Fields Definition:</text:p>
      <text:p text:style-name="Text_20_body"><text:span text:style-name="T4"><text:tab/>actual_state – It is a dict that represents actual state. It is further defined in </text:span><text:a xlink:type="simple" xlink:href="#4.1.State Definition|outline">State Definition</text:a><text:span text:style-name="T4">.</text:span></text:p>
      <text:p text:style-name="Text_20_body"><text:span text:style-name="T4"><text:tab/>map_size – 2arg tuple that contains 2 Integer numbers. First one is height of the map and second is width. They are indicating number of fields for example map_size </text:span><text:span text:style-name="T6">(3, 4)</text:span><text:span text:style-name="T7"> would look like this:</text:span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6">(0,0)</text:p>
          </table:table-cell>
          <table:table-cell table:style-name="Tabela6.A1" office:value-type="string">
            <text:p text:style-name="P16">(0,1)</text:p>
          </table:table-cell>
          <table:table-cell table:style-name="Tabela6.A1" office:value-type="string">
            <text:p text:style-name="P16">(0,2)</text:p>
          </table:table-cell>
          <table:table-cell table:style-name="Tabela6.D1" office:value-type="string">
            <text:p text:style-name="P16">(0,3)</text:p>
          </table:table-cell>
        </table:table-row>
        <table:table-row>
          <table:table-cell table:style-name="Tabela6.A2" office:value-type="string">
            <text:p text:style-name="P16">(1,0)</text:p>
          </table:table-cell>
          <table:table-cell table:style-name="Tabela6.A2" office:value-type="string">
            <text:p text:style-name="P16">(1,1)</text:p>
          </table:table-cell>
          <table:table-cell table:style-name="Tabela6.A2" office:value-type="string">
            <text:p text:style-name="P16">(1,2)</text:p>
          </table:table-cell>
          <table:table-cell table:style-name="Tabela6.D2" office:value-type="string">
            <text:p text:style-name="P16">(1,3)</text:p>
          </table:table-cell>
        </table:table-row>
        <table:table-row table:style-name="Tabela6.3">
          <table:table-cell table:style-name="Tabela6.A2" office:value-type="string">
            <text:p text:style-name="P16">(2,0)</text:p>
          </table:table-cell>
          <table:table-cell table:style-name="Tabela6.A2" office:value-type="string">
            <text:p text:style-name="P16">(2,1)</text:p>
          </table:table-cell>
          <table:table-cell table:style-name="Tabela6.A2" office:value-type="string">
            <text:p text:style-name="P16">(2,2)</text:p>
          </table:table-cell>
          <table:table-cell table:style-name="Tabela6.D2" office:value-type="string">
            <text:p text:style-name="P16">(2,3)</text:p>
          </table:table-cell>
        </table:table-row>
      </table:table>
      <text:p text:style-name="P32"><text:span text:style-name="T7"><text:tab/>user_position – Server sends this information only if <text:s/>user_id was provided. It is position of a specified user returned as a Tuple</text:span></text:p>
      <text:p text:style-name="P33"><text:tab/>time_left - This is number of miliseconds that's left in order to finish this round.</text:p>
      <text:p text:style-name="P25"><text:soft-page-break/>Examlpe Message:</text:p>
      <text:p text:style-name="P23">{</text:p>
      <text:p text:style-name="P23"><text:tab/>'actual_state': {</text:p>
      <text:p text:style-name="P23"><text:tab/><text:tab/>(0, 0): {</text:p>
      <text:p text:style-name="P23"><text:tab/><text:tab/><text:tab/>'field_type': 'OCCUPIED_BOMB',</text:p>
      <text:p text:style-name="P23"><text:tab/><text:tab/><text:tab/>'bomb_turns_left': 2,</text:p>
      <text:p text:style-name="P23"><text:tab/><text:tab/><text:tab/>'bomb_range': 3</text:p>
      <text:p text:style-name="P23"><text:tab/><text:tab/>},</text:p>
      <text:p text:style-name="P23"><text:tab/><text:tab/>(0, 1): {</text:p>
      <text:p text:style-name="P23"><text:tab/><text:tab/><text:tab/>'field_type': 'OCCUPIED_USER',</text:p>
      <text:p text:style-name="P23"><text:tab/><text:tab/><text:tab/>'user_name': 'Example_bot_1',</text:p>
      <text:p text:style-name="P23"><text:tab/><text:tab/><text:tab/>'bombs_left': 0</text:p>
      <text:p text:style-name="P23"><text:tab/><text:tab/>},</text:p>
      <text:p text:style-name="P23"><text:tab/><text:tab/>(1, 0): {</text:p>
      <text:p text:style-name="P23"><text:tab/><text:tab/><text:tab/>'field_type': 'OCCUPIED_UPGRADE',</text:p>
      <text:p text:style-name="P23"><text:tab/><text:tab/><text:tab/>'upgrade_type': 'ADDITIONAL_BOMB'</text:p>
      <text:p text:style-name="P23"><text:tab/><text:tab/>},</text:p>
      <text:p text:style-name="P23"><text:tab/><text:tab/>(1, 1): {</text:p>
      <text:p text:style-name="P23"><text:tab/><text:tab/><text:tab/>'field_type': 'INDESTRUCTIBLE'</text:p>
      <text:p text:style-name="P23"><text:tab/><text:tab/>}</text:p>
      <text:p text:style-name="P23"><text:tab/>},</text:p>
      <text:p text:style-name="P23"><text:tab/>'map_size': (2, 2),</text:p>
      <text:p text:style-name="P23"><text:tab/>'user_position': (1,1),</text:p>
      <text:p text:style-name="P23"><text:tab/>'time_left': 190</text:p>
      <text:p text:style-name="P23">}</text:p>
      <text:h text:style-name="P17" text:outline-level="3">User Action</text:h>
      <text:p text:style-name="P25"><text:tab/>Client message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4">Field Name</text:p>
          </table:table-cell>
          <table:table-cell table:style-name="Tabela7.A1" office:value-type="string">
            <text:p text:style-name="P14">Type</text:p>
          </table:table-cell>
          <table:table-cell table:style-name="Tabela7.A1" office:value-type="string">
            <text:p text:style-name="P14">Required</text:p>
          </table:table-cell>
          <table:table-cell table:style-name="Tabela7.D1" office:value-type="string">
            <text:p text:style-name="P14">Short Description</text:p>
          </table:table-cell>
        </table:table-row>
        <table:table-row>
          <table:table-cell table:style-name="Tabela7.A2" office:value-type="string">
            <text:p text:style-name="P13">user_id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Y</text:p>
          </table:table-cell>
          <table:table-cell table:style-name="Tabela7.D2" office:value-type="string">
            <text:p text:style-name="P13">User Id provided by the server</text:p>
          </table:table-cell>
        </table:table-row>
        <table:table-row>
          <table:table-cell table:style-name="Tabela7.A2" office:value-type="string">
            <text:p text:style-name="P13">action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Y</text:p>
          </table:table-cell>
          <table:table-cell table:style-name="Tabela7.D2" office:value-type="string">
            <text:p text:style-name="P13">Action name chosen by user.</text:p>
          </table:table-cell>
        </table:table-row>
      </table:table>
      <text:p text:style-name="P25"/>
      <text:p text:style-name="P25">Fields Definition:</text:p>
      <text:p text:style-name="P25"><text:tab/>user_id – User Id that was returned from the server for identification purposes.</text:p>
      <text:p text:style-name="Text_20_body"><text:span text:style-name="T4"><text:tab/>action – One of the Action Name from action list (take a look at </text:span><text:a xlink:type="simple" xlink:href="#4.2.Actions|outline">Actions</text:a><text:span text:style-name="T4">)</text:span></text:p>
      <text:p text:style-name="P25"><text:soft-page-break/></text:p>
      <text:p text:style-name="P25">Examlpe Message:</text:p>
      <text:p text:style-name="P23">{</text:p>
      <text:p text:style-name="P23"><text:tab/>'user_id': 'a687346006dd2d95cf33d10cf10b2a9d',</text:p>
      <text:p text:style-name="P23"><text:tab/>'action': 'MOVE_LEFT'</text:p>
      <text:p text:style-name="P23">}</text:p>
      <text:p text:style-name="P25"><text:tab/>Server message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14">Field Name</text:p>
          </table:table-cell>
          <table:table-cell table:style-name="Tabela9.A1" office:value-type="string">
            <text:p text:style-name="P14">Type</text:p>
          </table:table-cell>
          <table:table-cell table:style-name="Tabela9.A1" office:value-type="string">
            <text:p text:style-name="P14">Required</text:p>
          </table:table-cell>
          <table:table-cell table:style-name="Tabela9.D1" office:value-type="string">
            <text:p text:style-name="P14">Short Description</text:p>
          </table:table-cell>
        </table:table-row>
        <table:table-row>
          <table:table-cell table:style-name="Tabela9.A2" office:value-type="string">
            <text:p text:style-name="P13">response</text:p>
          </table:table-cell>
          <table:table-cell table:style-name="Tabela9.A2" office:value-type="string">
            <text:p text:style-name="P15">TEXT</text:p>
          </table:table-cell>
          <table:table-cell table:style-name="Tabela9.A2" office:value-type="string">
            <text:p text:style-name="P15">Y</text:p>
          </table:table-cell>
          <table:table-cell table:style-name="Tabela9.D2" office:value-type="string">
            <text:p text:style-name="P13">User Id provided by the server</text:p>
          </table:table-cell>
        </table:table-row>
        <table:table-row>
          <table:table-cell table:style-name="Tabela9.A2" office:value-type="string">
            <text:p text:style-name="P13">information</text:p>
          </table:table-cell>
          <table:table-cell table:style-name="Tabela9.A2" office:value-type="string">
            <text:p text:style-name="P15">TEXT</text:p>
          </table:table-cell>
          <table:table-cell table:style-name="Tabela9.A2" office:value-type="string">
            <text:p text:style-name="P15">N</text:p>
          </table:table-cell>
          <table:table-cell table:style-name="Tabela9.D2" office:value-type="string">
            <text:p text:style-name="P13">Additional information.</text:p>
          </table:table-cell>
        </table:table-row>
      </table:table>
      <text:p text:style-name="P27"/>
      <text:p text:style-name="P27">Fields Definition:</text:p>
      <text:p text:style-name="P28"><text:tab/>response – Response from server. Can contain one of the <text:a xlink:type="simple" xlink:href="#4.4.Server Responses|outline">Server Responses</text:a>.</text:p>
      <text:p text:style-name="P28"><text:tab/>information – Additional informations will be returned for specific responses. </text:p>
      <text:p text:style-name="P25"/>
      <text:p text:style-name="P25">Examlpe Message:</text:p>
      <text:p text:style-name="P23">{</text:p>
      <text:p text:style-name="P23"><text:tab/>'response': 'DECLINED',</text:p>
      <text:p text:style-name="P23"><text:tab/>'information': 'DEAD'</text:p>
      <text:p text:style-name="P23">}</text:p>
      <text:h text:style-name="P12" text:outline-level="1">Appendix</text:h>
      <text:h text:style-name="P19" text:outline-level="2">State Definition</text:h>
      <text:p text:style-name="Text_20_body"><text:span text:style-name="T4"><text:tab/>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14">Field Name</text:p>
          </table:table-cell>
          <table:table-cell table:style-name="Tabela12.A1" office:value-type="string">
            <text:p text:style-name="P14">Type</text:p>
          </table:table-cell>
          <table:table-cell table:style-name="Tabela12.A1" office:value-type="string">
            <text:p text:style-name="P14">Required</text:p>
          </table:table-cell>
          <table:table-cell table:style-name="Tabela12.D1" office:value-type="string">
            <text:p text:style-name="P14">Short Description</text:p>
          </table:table-cell>
        </table:table-row>
        <table:table-row>
          <table:table-cell table:style-name="Tabela12.A2" office:value-type="string">
            <text:p text:style-name="P13">field_type</text:p>
          </table:table-cell>
          <table:table-cell table:style-name="Tabela12.A2" office:value-type="string">
            <text:p text:style-name="P15">TEXT</text:p>
          </table:table-cell>
          <table:table-cell table:style-name="Tabela12.A2" office:value-type="string">
            <text:p text:style-name="P15">Y</text:p>
          </table:table-cell>
          <table:table-cell table:style-name="Tabela12.D2" office:value-type="string">
            <text:p text:style-name="P13"><text:a xlink:type="simple" xlink:href="#4.3.Field Types|outline">Field type</text:a>.</text:p>
          </table:table-cell>
        </table:table-row>
        <table:table-row>
          <table:table-cell table:style-name="Tabela12.D2" table:number-columns-spanned="4" office:value-type="string">
            <text:p text:style-name="P13">Additional fields depends on <text:a xlink:type="simple" xlink:href="#4.3.Field Types|outline">field type</text:a>.</text:p>
          </table:table-cell>
          <table:covered-table-cell/>
          <table:covered-table-cell/>
          <table:covered-table-cell/>
        </table:table-row>
      </table:table>
      <text:h text:style-name="P19" text:outline-level="2">Actions</text:h>
      <text:p text:style-name="P25"><text:tab/>List of available actions that user can send to server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Action Name</text:p>
          </table:table-cell>
          <table:table-cell table:style-name="Tabela5.B1" office:value-type="string">
            <text:p text:style-name="P14">Description</text:p>
          </table:table-cell>
        </table:table-row>
        <table:table-row>
          <table:table-cell table:style-name="Tabela5.A2" office:value-type="string">
            <text:p text:style-name="P13">MOVE_DOWN</text:p>
          </table:table-cell>
          <table:table-cell table:style-name="Tabela5.B2" office:value-type="string">
            <text:p text:style-name="P13">Moving character down.</text:p>
          </table:table-cell>
        </table:table-row>
        <table:table-row>
          <table:table-cell table:style-name="Tabela5.A2" office:value-type="string">
            <text:p text:style-name="P13">MOVE_LEFT</text:p>
          </table:table-cell>
          <table:table-cell table:style-name="Tabela5.B2" office:value-type="string">
            <text:p text:style-name="P13">Moving character left.</text:p>
          </table:table-cell>
        </table:table-row>
        <table:table-row>
          <table:table-cell table:style-name="Tabela5.A2" office:value-type="string">
            <text:p text:style-name="P13">MOVE_RIGHT</text:p>
          </table:table-cell>
          <table:table-cell table:style-name="Tabela5.B2" office:value-type="string">
            <text:p text:style-name="P13">Moving character</text:p>
          </table:table-cell>
        </table:table-row>
        <table:table-row>
          <table:table-cell table:style-name="Tabela5.A2" office:value-type="string">
            <text:p text:style-name="P13">MOVE_UP</text:p>
          </table:table-cell>
          <table:table-cell table:style-name="Tabela5.B2" office:value-type="string">
            <text:p text:style-name="P13">Moving character up.</text:p>
          </table:table-cell>
        </table:table-row>
        <table:table-row>
          <table:table-cell table:style-name="Tabela5.A2" office:value-type="string">
            <text:p text:style-name="P13">PLACE_BOMB</text:p>
          </table:table-cell>
          <table:table-cell table:style-name="Tabela5.B2" office:value-type="string">
            <text:p text:style-name="P13">Placing a bomb.</text:p>
          </table:table-cell>
        </table:table-row>
        <table:table-row>
          <table:table-cell table:style-name="Tabela5.A2" office:value-type="string">
            <text:p text:style-name="P13">STATE</text:p>
          </table:table-cell>
          <table:table-cell table:style-name="Tabela5.B2" office:value-type="string">
            <text:p text:style-name="P13">Getting actual state from server.</text:p>
          </table:table-cell>
        </table:table-row>
      </table:table>
      <text:h text:style-name="P19" text:outline-level="2">Field Types</text:h>
      <text:p text:style-name="P25"><text:tab/>List of occurable field types.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Field Type</text:p>
          </table:table-cell>
          <table:table-cell table:style-name="Tabela8.B1" office:value-type="string">
            <text:p text:style-name="P14">Description</text:p>
          </table:table-cell>
        </table:table-row>
        <table:table-row>
          <table:table-cell table:style-name="Tabela8.A2" office:value-type="string">
            <text:p text:style-name="P13">FREE</text:p>
          </table:table-cell>
          <table:table-cell table:style-name="Tabela8.B2" office:value-type="string">
            <text:p text:style-name="P13">Passable terrain. User is able to stand there. </text:p>
          </table:table-cell>
        </table:table-row>
        <table:table-row>
          <table:table-cell table:style-name="Tabela8.A2" office:value-type="string">
            <text:p text:style-name="P13">DESTRUCTIBLE</text:p>
          </table:table-cell>
          <table:table-cell table:style-name="Tabela8.B2" office:value-type="string">
            <text:p text:style-name="P13">Destructible terrain. Cannot be moved onto, cen be destructed by bomb's explosion.</text:p>
          </table:table-cell>
        </table:table-row>
        <table:table-row>
          <table:table-cell table:style-name="Tabela8.A2" office:value-type="string">
            <text:p text:style-name="P13">INDESTRUCTIBLE</text:p>
          </table:table-cell>
          <table:table-cell table:style-name="Tabela8.B2" office:value-type="string">
            <text:p text:style-name="P13">Cannot be stepped or destructed. It blockes the bombs flame.</text:p>
          </table:table-cell>
        </table:table-row>
        <table:table-row>
          <table:table-cell table:style-name="Tabela8.A2" office:value-type="string">
            <text:p text:style-name="P13">OCCUPIED_BOMB</text:p>
          </table:table-cell>
          <table:table-cell table:style-name="Tabela8.B2" office:value-type="string">
            <text:p text:style-name="P13">Destructible terrain. Has ticking bomb on it.</text:p>
          </table:table-cell>
        </table:table-row>
        <table:table-row>
          <table:table-cell table:style-name="Tabela8.A2" office:value-type="string">
            <text:p text:style-name="P13">OCCUPIED_UPGRADE</text:p>
          </table:table-cell>
          <table:table-cell table:style-name="Tabela8.B2" office:value-type="string">
            <text:p text:style-name="P13">Free terrain. Some one-time upgrade is placed on it.</text:p>
          </table:table-cell>
        </table:table-row>
        <table:table-row>
          <table:table-cell table:style-name="Tabela8.A2" office:value-type="string">
            <text:p text:style-name="P13">OCCUPIED_USER</text:p>
          </table:table-cell>
          <table:table-cell table:style-name="Tabela8.B2" office:value-type="string">
            <text:p text:style-name="P13">Free terrain. Player standing on it.</text:p>
          </table:table-cell>
        </table:table-row>
      </table:table>
      <text:p text:style-name="Text_20_body"/>
      <text:h text:style-name="P18" text:outline-level="3">OCCUPIED_BOMB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4">Field Name</text:p>
          </table:table-cell>
          <table:table-cell table:style-name="Tabela13.A1" office:value-type="string">
            <text:p text:style-name="P14">Type</text:p>
          </table:table-cell>
          <table:table-cell table:style-name="Tabela13.C1" office:value-type="string">
            <text:p text:style-name="P14">Short Description</text:p>
          </table:table-cell>
        </table:table-row>
        <table:table-row>
          <table:table-cell table:style-name="Tabela13.A2" office:value-type="string">
            <text:p text:style-name="P13">bomb_turns_left</text:p>
          </table:table-cell>
          <table:table-cell table:style-name="Tabela13.A2" office:value-type="string">
            <text:p text:style-name="P15">INTEGER</text:p>
          </table:table-cell>
          <table:table-cell table:style-name="Tabela13.C2" office:value-type="string">
            <text:p text:style-name="P13">Turns left for a bomb to explode.</text:p>
          </table:table-cell>
        </table:table-row>
        <table:table-row>
          <table:table-cell table:style-name="Tabela13.A2" office:value-type="string">
            <text:p text:style-name="P13">bomb_range</text:p>
          </table:table-cell>
          <table:table-cell table:style-name="Tabela13.A2" office:value-type="string">
            <text:p text:style-name="P15">INTEGER</text:p>
          </table:table-cell>
          <table:table-cell table:style-name="Tabela13.C2" office:value-type="string">
            <text:p text:style-name="P13">Explosion range.</text:p>
          </table:table-cell>
        </table:table-row>
      </table:table>
      <text:h text:style-name="P17" text:outline-level="3">OCCUPIED_UPGRADE</text:h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14">Field Name</text:p>
          </table:table-cell>
          <table:table-cell table:style-name="Tabela14.A1" office:value-type="string">
            <text:p text:style-name="P14">Type</text:p>
          </table:table-cell>
          <table:table-cell table:style-name="Tabela14.C1" office:value-type="string">
            <text:p text:style-name="P14">Short Description</text:p>
          </table:table-cell>
        </table:table-row>
        <table:table-row>
          <table:table-cell table:style-name="Tabela14.A2" office:value-type="string">
            <text:p text:style-name="P13">upgrade_type</text:p>
          </table:table-cell>
          <table:table-cell table:style-name="Tabela14.A2" office:value-type="string">
            <text:p text:style-name="P15">TEXT</text:p>
          </table:table-cell>
          <table:table-cell table:style-name="Tabela14.C2" office:value-type="string">
            <text:p text:style-name="P13">One of possible upgrades.</text:p>
          </table:table-cell>
        </table:table-row>
      </table:table>
      <text:p text:style-name="P25"/>
      <text:p text:style-name="P25"><text:tab/>Possible upgrade types: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4">Upgrade</text:p>
          </table:table-cell>
          <table:table-cell table:style-name="Tabela16.B1" office:value-type="string">
            <text:p text:style-name="P14">Short Description</text:p>
          </table:table-cell>
        </table:table-row>
        <table:table-row>
          <table:table-cell table:style-name="Tabela16.A2" office:value-type="string">
            <text:p text:style-name="P13">ADDITIONAL_BOMB</text:p>
          </table:table-cell>
          <table:table-cell table:style-name="Tabela16.B2" office:value-type="string">
            <text:p text:style-name="P13">Gives Player additional upgrade.</text:p>
          </table:table-cell>
        </table:table-row>
        <table:table-row>
          <table:table-cell table:style-name="Tabela16.A2" office:value-type="string">
            <text:p text:style-name="P13">EXPLOSION_RANGE</text:p>
          </table:table-cell>
          <table:table-cell table:style-name="Tabela16.B2" office:value-type="string">
            <text:p text:style-name="P13">Gives additional 1 tile of range.</text:p>
          </table:table-cell>
        </table:table-row>
      </table:table>
      <text:h text:style-name="P17" text:outline-level="3">OCCUPIED_USER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4">Field Name</text:p>
          </table:table-cell>
          <table:table-cell table:style-name="Tabela15.A1" office:value-type="string">
            <text:p text:style-name="P14">Type</text:p>
          </table:table-cell>
          <table:table-cell table:style-name="Tabela15.C1" office:value-type="string">
            <text:p text:style-name="P14">Short Description</text:p>
          </table:table-cell>
        </table:table-row>
        <table:table-row>
          <table:table-cell table:style-name="Tabela15.A2" office:value-type="string">
            <text:p text:style-name="P13">user_name</text:p>
          </table:table-cell>
          <table:table-cell table:style-name="Tabela15.A2" office:value-type="string">
            <text:p text:style-name="P15">TEXT</text:p>
          </table:table-cell>
          <table:table-cell table:style-name="Tabela15.C2" office:value-type="string">
            <text:p text:style-name="P13">User name of player that is standing on field.</text:p>
          </table:table-cell>
        </table:table-row>
        <table:table-row>
          <table:table-cell table:style-name="Tabela15.A2" office:value-type="string">
            <text:p text:style-name="P13">bombs_left</text:p>
          </table:table-cell>
          <table:table-cell table:style-name="Tabela15.A2" office:value-type="string">
            <text:p text:style-name="P15">INTEGER</text:p>
          </table:table-cell>
          <table:table-cell table:style-name="Tabela15.C2" office:value-type="string">
            <text:p text:style-name="P13">Number of bombs that this player can place at this round.</text:p>
          </table:table-cell>
        </table:table-row>
      </table:table>
      <text:h text:style-name="P19" text:outline-level="2">Server Responses</text:h>
      <text:p text:style-name="Text_20_body"><text:span text:style-name="T4"><text:tab/>Possible server responses on user action.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4">Response</text:p>
          </table:table-cell>
          <table:table-cell table:style-name="Tabela10.B1" office:value-type="string">
            <text:p text:style-name="P14">Description</text:p>
          </table:table-cell>
        </table:table-row>
        <table:table-row>
          <table:table-cell table:style-name="Tabela10.A2" office:value-type="string">
            <text:p text:style-name="P13">ACCEPTED</text:p>
          </table:table-cell>
          <table:table-cell table:style-name="Tabela10.B2" office:value-type="string">
            <text:p text:style-name="P13">Action accepted.</text:p>
          </table:table-cell>
        </table:table-row>
        <table:table-row>
          <table:table-cell table:style-name="Tabela10.A2" office:value-type="string">
            <text:p text:style-name="P13">DECLINED</text:p>
          </table:table-cell>
          <table:table-cell table:style-name="Tabela10.B2" office:value-type="string">
            <text:p text:style-name="P13">Action declined. As additional information a couse will be returned.</text:p>
          </table:table-cell>
        </table:table-row>
        <table:table-row>
          <table:table-cell table:style-name="Tabela10.A2" office:value-type="string">
            <text:p text:style-name="P13">OVERWRITTEN</text:p>
          </table:table-cell>
          <table:table-cell table:style-name="Tabela10.B2" office:value-type="string">
            <text:p text:style-name="P13">Action for this round has been updated and overwritten. Previous acction will be returned.</text:p>
          </table:table-cell>
        </table:table-row>
      </table:table>
      <text:h text:style-name="Heading_20_3" text:outline-level="3"><text:span text:style-name="T4">DECLINED</text:span></text:h>
      <text:p text:style-name="P25"><text:tab/>All possible decline additional information: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4">Response</text:p>
          </table:table-cell>
          <table:table-cell table:style-name="Tabela11.B1" office:value-type="string">
            <text:p text:style-name="P14">Description</text:p>
          </table:table-cell>
        </table:table-row>
        <table:table-row>
          <table:table-cell table:style-name="Tabela11.A2" office:value-type="string">
            <text:p text:style-name="P13">CANNOT_MOVE</text:p>
          </table:table-cell>
          <table:table-cell table:style-name="Tabela11.B2" office:value-type="string">
            <text:p text:style-name="P13">This move cannot be performed. Field is probably occupied.</text:p>
          </table:table-cell>
        </table:table-row>
        <table:table-row>
          <table:table-cell table:style-name="Tabela11.A2" office:value-type="string">
            <text:p text:style-name="P13">DEAD</text:p>
          </table:table-cell>
          <table:table-cell table:style-name="Tabela11.B2" office:value-type="string">
            <text:p text:style-name="P13">User with specified userID is already dead and cannot perform any actions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Index_20_Link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6-12-31T13:59:29.58</meta:creation-date>
    <dc:date>2017-01-01T17:46:01</dc:date>
    <dc:creator>Mateusz </dc:creator>
    <meta:editing-duration>P1DT3H45M47S</meta:editing-duration>
    <meta:editing-cycles>89</meta:editing-cycles>
    <meta:generator>OpenOffice/4.0.1$Win32 OpenOffice.org_project/401m5$Build-9714</meta:generator>
    <meta:document-statistic meta:table-count="16" meta:image-count="2" meta:object-count="0" meta:page-count="10" meta:paragraph-count="307" meta:word-count="1165" meta:character-count="7392"/>
  </office:meta>
</office:document-meta>
</file>